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order-bottom="none" fo:background-color="#7da647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ext-properties fo:font-size="15pt"/>
    </style:style>
    <style:style style:name="ce4" style:family="table-cell" style:parent-style-name="Default">
      <style:table-cell-properties fo:border-bottom="none" fo:background-color="#7da647" fo:border-left="none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able-cell-properties fo:background-color="#7da647" fo:border="0.002cm solid #000000"/>
    </style:style>
    <style:style style:name="ce7" style:family="table-cell" style:parent-style-name="Default" style:data-style-name="N108">
      <style:table-cell-properties fo:border="0.002cm solid #000000"/>
    </style:style>
    <style:style style:name="ce8" style:family="table-cell" style:parent-style-name="Default" style:data-style-name="N75"/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 style:data-style-name="N3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10" table:formula="oooc:=&lt;&lt;date&gt;&gt;" office:value-type="string" office:string-value="#NAME?">
            <text:p>#NAME?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&lt;&lt;CUST_NAME&gt;&gt;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&lt;&lt;CUST_ADDR_1&gt;&gt;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&lt;&lt;CUST_CP&gt;&gt;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&lt;&lt;CUST_CITY&gt;&gt;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&lt;&lt;CUST_CO&gt;&gt;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/>
          <table:table-cell table:style-name="ce3" office:value-type="string">
            <text:p>FACTURE </text:p>
          </table:table-cell>
          <table:table-cell table:style-name="ce3" office:value-type="string">
            <text:p>&lt;&lt;NUMBER&gt;&gt;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Article</text:p>
          </table:table-cell>
          <table:table-cell table:style-name="ce4"/>
          <table:table-cell table:style-name="ce6" office:value-type="string">
            <text:p>PU</text:p>
          </table:table-cell>
          <table:table-cell table:style-name="ce6" office:value-type="string">
            <text:p>Quantité</text:p>
          </table:table-cell>
          <table:table-cell table:style-name="ce6" office:value-type="string">
            <text:p>Taux TVA</text:p>
          </table:table-cell>
          <table:table-cell table:style-name="ce6" office:value-type="string">
            <text:p>TVA</text:p>
          </table:table-cell>
          <table:table-cell table:style-name="ce6" office:value-type="string">
            <text:p>Total</text:p>
          </table:table-cell>
          <table:table-cell/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AME?">
            <text:p>#NAME?</text:p>
          </table:table-cell>
          <table:table-cell table:style-name="ce9" table:formula="oooc:=&lt;&lt;ven_art_quant&gt;&gt;" office:value-type="string" office:string-value="#NAME?">
            <text:p>#NAME?</text:p>
          </table:table-cell>
          <table:table-cell table:style-name="ce9" office:value-type="string">
            <text:p>&lt;&lt;TVA_LABEL&gt;&gt;</text:p>
          </table:table-cell>
          <table:table-cell table:style-name="ce7" table:formula="oooc:=&lt;&lt;ven_tva&gt;&gt;" office:value-type="string" office:string-value="#NAME?">
            <text:p>#NAME?</text:p>
          </table:table-cell>
          <table:table-cell table:style-name="ce7" table:formula="oooc:=&lt;&lt;ven_tvac&gt;&gt;" office:value-type="string" office:string-value="#NAME?">
            <text:p>#NAME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HTVA</text:p>
          </table:table-cell>
          <table:table-cell table:formula="oooc:=SUM([.F16:.F26])" office:value-type="currency" office:currency="EUR" office:value="0">
            <text:p>#NAME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VAC</text:p>
          </table:table-cell>
          <table:table-cell table:formula="oooc:=SUM([.G16:.G26])" office:value-type="currency" office:currency="EUR" office:value="0">
            <text:p>#NAME?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 payer</text:p>
          </table:table-cell>
          <table:table-cell/>
          <table:table-cell table:formula="oooc:=[.D29]" office:value-type="float" office:value="0">
            <text:p>#NAME?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 payer avant le </text:p>
          </table:table-cell>
          <table:table-cell/>
          <table:table-cell table:style-name="ce8" table:formula="oooc:=&lt;&lt;date_limit&gt;&gt;" office:value-type="string" office:string-value="#NAME?">
            <text:p>#NAME?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B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1">11/12/2007</text:date>, <text:time>20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ny</meta:initial-creator>
    <meta:creation-date>2007-11-03T13:43:59</meta:creation-date>
    <dc:creator>Dany</dc:creator>
    <dc:date>2007-12-11T20:48:24</dc:date>
    <dc:language>fr-BE</dc:language>
    <meta:editing-cycles>19</meta:editing-cycles>
    <meta:editing-duration>PT45M54S</meta:editing-duration>
    <meta:user-defined meta:name="Info 1"/>
    <meta:user-defined meta:name="Info 2"/>
    <meta:user-defined meta:name="Info 3"/>
    <meta:user-defined meta:name="Info 4"/>
    <meta:document-statistic meta:table-count="3" meta:cell-count="100"/>
  </office:meta>
</office:document-meta>
</file>